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02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6.96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1017" table:default-cell-style-name="Default"/>
        <table:table-row table:style-name="ro3">
          <table:table-cell office:value-type="string" calcext:value-type="string">
            <text:p>Pasco Bulldogs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quarter</text:p>
          </table:table-cell>
          <table:table-cell table:style-name="ce3" office:value-type="string" calcext:value-type="string">
            <text:p>minutesRemaining</text:p>
          </table:table-cell>
          <table:table-cell table:style-name="ce3" office:value-type="string" calcext:value-type="string">
            <text:p>secondsRemaining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pponentScore</text:p>
          </table:table-cell>
          <table:table-cell table:style-name="ce1" office:value-type="string" calcext:value-type="string">
            <text:p>opponentName</text:p>
          </table:table-cell>
          <table:table-cell table:style-name="ce1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dy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ielding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ne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dy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Ady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Ady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dy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Sugden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Collins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Collins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ielding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Ady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Davis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Davis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leman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Thorne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leman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Thorne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Davis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Fielding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Fielding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one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Collins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6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Herron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Tippett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Tippett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8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Fielding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Kulp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Thorne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Sugden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erron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Thorne</text:p>
          </table:table-cell>
          <table:table-cell table:number-columns-repeated="1017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 style:data-style-name="N2" text:time-value="18:59:16.8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1M2S</meta:editing-duration>
    <meta:editing-cycles>11</meta:editing-cycles>
    <meta:generator>LibreOffice/5.1.5.2$Windows_x86 LibreOffice_project/7a864d8825610a8c07cfc3bc01dd4fce6a9447e5</meta:generator>
    <dc:date>2017-11-25T19:12:39.694000000</dc:date>
    <meta:document-statistic meta:table-count="3" meta:cell-count="353" meta:object-count="0"/>
    <meta:user-defined meta:name="Info 1"/>
    <meta:user-defined meta:name="Info 2"/>
    <meta:user-defined meta:name="Info 3"/>
    <meta:user-defined meta:name="Info 4"/>
  </office:meta>
</office:document-meta>
</file>